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font-size="22.5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07%" fo:text-align="start" style:justify-single-word="false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fo:font-size="25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reak-before="pag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-0.635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7%" fo:text-indent="-0.635cm" style:auto-text-indent="false"/>
    </style:style>
    <style:style style:name="P12" style:family="paragraph" style:parent-style-name="Text_20_body">
      <style:paragraph-properties fo:margin-top="0cm" fo:margin-bottom="0.499cm" loext:contextual-spacing="false"/>
    </style:style>
    <style:style style:name="P13" style:family="paragraph" style:parent-style-name="Text_20_body">
      <style:paragraph-properties fo:margin-left="0.635cm" fo:margin-right="0cm" fo:text-indent="-0.635cm" style:auto-text-indent="false"/>
    </style:style>
    <style:style style:name="P14" style:family="paragraph" style:parent-style-name="Text_20_body">
      <style:paragraph-properties fo:margin-left="1.397cm" fo:margin-right="0cm" fo:text-indent="-0.762cm" style:auto-text-indent="false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4pt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font-size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Guía de CString y Punteros.</text:span></text:p>
      <text:p text:style-name="P13">1.<text:span text:style-name="T2"> </text:span>Parte 1-Procesos: No se puede usar funciones pre definidas pero si puede usar las funciones definidas de la nueva librería creada en la practica. Cree una librería de funciones con la siguiente nomenclatura, libreria_parametrosFuncion() usando camelCase, ejemplo cstring_StrStrCopy (char *destino, const char *fuente); </text:p>
      <text:p text:style-name="P14">1.1.<text:span text:style-name="T2"> </text:span>Realice una función cstring que copie el cstring “fuente”, en el cstring “destino”, recibiendo como parámetro un puntero al cstring “fuente” y luego otro puntero al cstring “destino”;<text:line-break/>Nombre: char * cstring_StrStrCopy (char *destino, const char *fuente);</text:p>
      <text:p text:style-name="P14">1.2.<text:span text:style-name="T2"> </text:span>Realice una funcón cstring que copie los “n” primeros caracteres del cstring “fuente”, en el cstring “B”. Recibiendo como parámetros el cstrin destino luego el cstrin fuente y por ultimo “n”;<text:line-break/>Nombre: char * cstring_StrStrNrCopy (char *destino, const char *fuente, int n);</text:p>
      <text:p text:style-name="P14">1.3.<text:span text:style-name="T2"> </text:span>Realice una función cstring que cuente los caracteres utilizados en un cstring. Si es “HOLA” debe retornar 4, si es “Hola Mundo” debe retornar 10;<text:line-break/>Nombre: int ctring_StrLen(const char *fuente);</text:p>
      <text:p text:style-name="P14">1.4.<text:span text:style-name="T2"> </text:span>Realice una función de concatenación, que concatene dos cstrings pasados por parámetro y devuelva un puntero al cstring nuevo. <text:line-break/>Nombre: char * cstring_StrStrCat( char *destino, const char *fuente);</text:p>
      <text:p text:style-name="P14">1.5.<text:span text:style-name="T2"> </text:span>Realice una función de concatenación, que concatene los “n” primeros caracteres cstrings pasados por parámetro y devuelva un puntero al cstring nuevo. <text:line-break/>Nombre: char * cstring_StrStrNrCat( char *destino, const char *fuente, int n); </text:p>
      <text:p text:style-name="P15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09.270190649</meta:creation-date>
    <dc:date>2018-05-27T20:06:03.144617060</dc:date>
    <meta:editing-duration>PT11M5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7" meta:word-count="224" meta:character-count="1520" meta:non-whitespace-character-count="1299"/>
  </office:meta>
</office:document-meta>
</file>